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24-04-02 1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23-10-04 1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41536" calcext:value-type="float">
            <text:p>-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23-07-12 1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7448" calcext:value-type="float">
            <text:p>-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23-04-10 1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7448" calcext:value-type="float">
            <text:p>-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23-01-05 1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7448" calcext:value-type="float">
            <text:p>-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22-10-19 0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368" calcext:value-type="float">
            <text:p>-1.0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22-07-07 11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7448" calcext:value-type="float">
            <text:p>-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21-10-11 1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2648" calcext:value-type="float">
            <text:p>-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21-07-15 1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7448" calcext:value-type="float">
            <text:p>-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21-04-08 1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7448" calcext:value-type="float">
            <text:p>-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21-01-11 1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2648" calcext:value-type="float">
            <text:p>-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20-10-08 1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2648" calcext:value-type="float">
            <text:p>-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29272" calcext:value-type="float">
            <text:p>-7.12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24472" calcext:value-type="float">
            <text:p>-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336" calcext:value-type="float">
            <text:p>-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856" calcext:value-type="float">
            <text:p>-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2648" calcext:value-type="float">
            <text:p>-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2648" calcext:value-type="float">
            <text:p>-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0384" calcext:value-type="float">
            <text:p>-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2648" calcext:value-type="float">
            <text:p>-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2648" calcext:value-type="float">
            <text:p>-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2648" calcext:value-type="float">
            <text:p>-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7448" calcext:value-type="float">
            <text:p>-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7448" calcext:value-type="float">
            <text:p>-8.53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2648" calcext:value-type="float">
            <text:p>-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2648" calcext:value-type="float">
            <text:p>-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" meta:object-count="0"/>
    <meta:user-defined meta:name="AppVersion">3.0</meta:user-defined>
  </office:meta>
</office:document-meta>
</file>